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stroke-dash="Fine_20_Dashed" svg:stroke-width="0.071cm" svg:stroke-color="#333333" draw:marker-start-width="0.307cm" draw:marker-end="Symmetric_20_Arrow" draw:marker-end-width="0.407cm" draw:fill="none" draw:textarea-vertical-align="middle" fo:padding-top="0.161cm" fo:padding-bottom="0.161cm" fo:padding-left="0.286cm" fo:padding-right="0.286cm"/>
    </style:style>
    <style:style style:name="gr2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0066cc" draw:textarea-horizontal-align="justify" draw:textarea-vertical-align="middle" draw:auto-grow-height="false" fo:min-height="0.962cm" fo:min-width="2.466cm" fo:padding-top="0.16cm" fo:padding-bottom="0.16cm" fo:padding-left="0.285cm" fo:padding-right="0.285cm"/>
    </style:style>
    <style:style style:name="gr3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00cc33" draw:textarea-horizontal-align="justify" draw:textarea-vertical-align="middle" draw:auto-grow-height="false" fo:min-height="0.962cm" fo:min-width="2.467cm" fo:padding-top="0.16cm" fo:padding-bottom="0.16cm" fo:padding-left="0.285cm" fo:padding-right="0.285cm"/>
    </style:style>
    <style:style style:name="gr4" style:family="graphic" style:parent-style-name="standard">
      <style:graphic-properties draw:stroke="dash" draw:stroke-dash="Fine_20_Dashed" svg:stroke-width="0.071cm" svg:stroke-color="#333333" draw:marker-start-width="0.306cm" draw:marker-end-width="0.306cm" draw:fill-color="#00cc33" draw:textarea-horizontal-align="justify" draw:textarea-vertical-align="middle" draw:auto-grow-height="false" fo:min-height="0.962cm" fo:min-width="2.466cm" fo:padding-top="0.16cm" fo:padding-bottom="0.16cm" fo:padding-left="0.285cm" fo:padding-right="0.285cm"/>
    </style:style>
    <style:style style:name="gr5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0066cc" draw:textarea-horizontal-align="justify" draw:textarea-vertical-align="middle" draw:auto-grow-height="false" fo:min-height="0.96cm" fo:min-width="2.466cm" fo:padding-top="0.16cm" fo:padding-bottom="0.16cm" fo:padding-left="0.285cm" fo:padding-right="0.285cm"/>
    </style:style>
    <style:style style:name="gr6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0066cc" draw:textarea-horizontal-align="justify" draw:textarea-vertical-align="middle" draw:auto-grow-height="false" fo:min-height="0.961cm" fo:min-width="2.466cm" fo:padding-top="0.16cm" fo:padding-bottom="0.16cm" fo:padding-left="0.285cm" fo:padding-right="0.285cm"/>
    </style:style>
    <style:style style:name="gr7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00cc33" draw:textarea-horizontal-align="justify" draw:textarea-vertical-align="middle" draw:auto-grow-height="false" fo:min-height="0.96cm" fo:min-width="2.466cm" fo:padding-top="0.16cm" fo:padding-bottom="0.16cm" fo:padding-left="0.285cm" fo:padding-right="0.285cm"/>
    </style:style>
    <style:style style:name="gr8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00cc33" draw:textarea-horizontal-align="justify" draw:textarea-vertical-align="middle" draw:auto-grow-height="false" fo:min-height="0.961cm" fo:min-width="2.466cm" fo:padding-top="0.16cm" fo:padding-bottom="0.16cm" fo:padding-left="0.285cm" fo:padding-right="0.285cm"/>
    </style:style>
    <style:style style:name="gr9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00cc33" draw:textarea-horizontal-align="justify" draw:textarea-vertical-align="middle" draw:auto-grow-height="false" fo:min-height="0.962cm" fo:min-width="2.466cm" fo:padding-top="0.16cm" fo:padding-bottom="0.16cm" fo:padding-left="0.285cm" fo:padding-right="0.285cm"/>
    </style:style>
    <style:style style:name="gr10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ff950e" draw:textarea-horizontal-align="justify" draw:textarea-vertical-align="middle" draw:auto-grow-height="false" fo:min-height="0.962cm" fo:min-width="2.466cm" fo:padding-top="0.16cm" fo:padding-bottom="0.16cm" fo:padding-left="0.285cm" fo:padding-right="0.285cm"/>
    </style:style>
    <style:style style:name="gr11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ff950e" draw:textarea-horizontal-align="justify" draw:textarea-vertical-align="middle" draw:auto-grow-height="false" fo:min-height="0.962cm" fo:min-width="2.465cm" fo:padding-top="0.16cm" fo:padding-bottom="0.16cm" fo:padding-left="0.285cm" fo:padding-right="0.285cm"/>
    </style:style>
    <style:style style:name="gr12" style:family="graphic" style:parent-style-name="objectwithoutfill">
      <style:graphic-properties draw:stroke="solid" draw:stroke-dash="Fine_20_Dashed" svg:stroke-width="0.071cm" svg:stroke-color="#333333" draw:marker-start-width="0.307cm" draw:marker-end="Symmetric_20_Arrow" draw:marker-end-width="0.407cm" draw:fill="none" draw:textarea-vertical-align="middle" fo:padding-top="0.161cm" fo:padding-bottom="0.161cm" fo:padding-left="0.286cm" fo:padding-right="0.286cm"/>
    </style:style>
    <style:style style:name="gr13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ff950e" draw:textarea-horizontal-align="justify" draw:textarea-vertical-align="middle" draw:auto-grow-height="false" fo:min-height="0.961cm" fo:min-width="2.466cm" fo:padding-top="0.16cm" fo:padding-bottom="0.16cm" fo:padding-left="0.285cm" fo:padding-right="0.285cm"/>
    </style:style>
    <style:style style:name="gr14" style:family="graphic" style:parent-style-name="objectwithoutfill">
      <style:graphic-properties draw:stroke="dash" draw:stroke-dash="Fine_20_Dashed" svg:stroke-width="0.071cm" svg:stroke-color="#333333" draw:marker-start-width="0.307cm" draw:marker-end="Symmetric_20_Arrow" draw:marker-end-width="0.407cm" draw:fill="none" draw:textarea-vertical-align="middle" fo:padding-top="0.161cm" fo:padding-bottom="0.161cm" fo:padding-left="0.286cm" fo:padding-right="0.286cm"/>
    </style:style>
    <style:style style:name="gr15" style:family="graphic" style:parent-style-name="objectwithoutfill">
      <style:graphic-properties draw:stroke="dash" draw:stroke-dash="Ultrafine_20_Dashed" svg:stroke-width="0.071cm" svg:stroke-color="#c5000b" draw:marker-start-width="0.307cm" draw:marker-end="Symmetric_20_Arrow" draw:marker-end-width="0.407cm" draw:fill="none" draw:textarea-vertical-align="middle" fo:padding-top="0.161cm" fo:padding-bottom="0.161cm" fo:padding-left="0.286cm" fo:padding-right="0.286cm"/>
    </style:style>
    <style:style style:name="gr16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c5000b" draw:textarea-horizontal-align="justify" draw:textarea-vertical-align="middle" draw:auto-grow-height="false" fo:min-height="0.961cm" fo:min-width="2.466cm" fo:padding-top="0.16cm" fo:padding-bottom="0.16cm" fo:padding-left="0.285cm" fo:padding-right="0.285cm"/>
    </style:style>
    <style:style style:name="gr17" style:family="graphic" style:parent-style-name="objectwithoutfill">
      <style:graphic-properties draw:stroke="solid" svg:stroke-width="0.071cm" svg:stroke-color="#333333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9" style:family="graphic" style:parent-style-name="standard">
      <style:graphic-properties draw:stroke="solid" svg:stroke-width="0.035cm" svg:stroke-color="#333333" draw:marker-start-width="0.252cm" draw:marker-end-width="0.252cm" draw:fill="none" draw:fill-color="#ffffff" draw:auto-grow-height="true" draw:auto-grow-width="false" fo:max-height="0cm" fo:min-height="0.395cm" fo:padding-top="0.142cm" fo:padding-bottom="0.142cm" fo:padding-left="0.267cm" fo:padding-right="0.267cm"/>
    </style:style>
    <style:style style:name="gr20" style:family="graphic" style:parent-style-name="standard">
      <style:graphic-properties draw:stroke="solid" svg:stroke-width="0.035cm" svg:stroke-color="#333333" draw:marker-start-width="0.252cm" draw:marker-end-width="0.252cm" draw:fill="none" draw:auto-grow-height="true" draw:auto-grow-width="false" fo:min-height="0.395cm" fo:min-width="1.645cm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333333" draw:marker-start-width="0.252cm" draw:marker-end-width="0.252cm" draw:fill="none" draw:auto-grow-height="true" draw:auto-grow-width="false" fo:min-height="0.395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3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ff950e" draw:textarea-horizontal-align="justify" draw:textarea-vertical-align="middle" draw:auto-grow-height="false" fo:min-height="0.962cm" fo:min-width="2.467cm" fo:padding-top="0.16cm" fo:padding-bottom="0.16cm" fo:padding-left="0.285cm" fo:padding-right="0.285cm"/>
    </style:style>
    <style:style style:name="gr24" style:family="graphic" style:parent-style-name="objectwithoutfill">
      <style:graphic-properties draw:stroke="none" draw:fill="none" fo:min-height="0.94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693cm"/>
    </style:style>
    <style:style style:name="gr26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textarea-horizontal-align="justify" draw:textarea-vertical-align="middle" draw:auto-grow-height="false" fo:min-height="2.909cm" fo:min-width="5.458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28" style:family="graphic" style:parent-style-name="standard">
      <style:graphic-properties draw:stroke="none" draw:fill="none" fo:min-height="0cm"/>
    </style:style>
    <style:style style:name="gr29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textarea-horizontal-align="justify" draw:textarea-vertical-align="middle" draw:auto-grow-height="false" fo:min-height="2.393cm" fo:min-width="2.834cm" fo:padding-top="0.151cm" fo:padding-bottom="0.151cm" fo:padding-left="0.276cm" fo:padding-right="0.276cm"/>
    </style:style>
    <style:style style:name="gr3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-color="#0066cc"/>
      <style:paragraph-properties fo:text-align="center"/>
      <style:text-properties fo:color="#ffffff" fo:font-size="16pt"/>
    </style:style>
    <style:style style:name="P4" style:family="paragraph">
      <loext:graphic-properties draw:fill-color="#00cc33"/>
      <style:paragraph-properties fo:text-align="center"/>
      <style:text-properties fo:color="#ffffff" fo:font-size="16pt"/>
    </style:style>
    <style:style style:name="P5" style:family="paragraph">
      <loext:graphic-properties draw:fill-color="#ff950e"/>
      <style:paragraph-properties fo:text-align="center"/>
      <style:text-properties fo:color="#ffffff" fo:font-size="16pt"/>
    </style:style>
    <style:style style:name="P6" style:family="paragraph">
      <loext:graphic-properties draw:fill="none"/>
      <style:paragraph-properties fo:text-align="center"/>
      <style:text-properties fo:font-size="16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0066cc"/>
      <style:paragraph-properties fo:text-align="center"/>
      <style:text-properties fo:color="#ffffff"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-color="#00cc33"/>
      <style:paragraph-properties fo:text-align="center"/>
      <style:text-properties fo:color="#ffffff"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-color="#ff950e"/>
      <style:paragraph-properties fo:text-align="center"/>
      <style:text-properties fo:color="#ffffff" fo:font-size="14pt" style:font-size-asian="14pt" style:font-size-complex="14pt"/>
    </style:style>
    <style:style style:name="P11" style:family="paragraph">
      <loext:graphic-properties draw:fill-color="#c5000b"/>
      <style:paragraph-properties fo:text-align="center"/>
      <style:text-properties fo:color="#ffffff"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c5000b"/>
      <style:paragraph-properties fo:text-align="center"/>
      <style:text-properties fo:color="#ffffff" fo:font-size="16pt"/>
    </style:style>
    <style:style style:name="P14" style:family="paragraph"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text-properties fo:color="#000000" fo:font-size="13pt" style:font-size-asian="13pt" style:font-size-complex="13pt"/>
    </style:style>
    <style:style style:name="P16" style:family="paragraph">
      <loext:graphic-properties draw:fill="none"/>
      <style:paragraph-properties fo:text-align="center"/>
      <style:text-properties fo:color="#666666" fo:font-size="10pt" style:font-size-asian="10pt" style:font-size-complex="10pt"/>
    </style:style>
    <style:style style:name="P17" style:family="paragraph">
      <style:text-properties fo:font-size="10pt" style:font-size-asian="10pt" style:font-size-complex="10pt"/>
    </style:style>
    <style:style style:name="P18" style:family="paragraph">
      <loext:graphic-properties draw:fill="none"/>
      <style:text-properties fo:font-size="10pt" style:font-size-asian="10pt" style:font-size-complex="10pt"/>
    </style:style>
    <style:style style:name="P19" style:family="paragraph">
      <style:paragraph-properties fo:text-align="center"/>
      <style:text-properties fo:font-size="7pt" style:font-size-asian="7pt" style:font-size-complex="7pt"/>
    </style:style>
    <style:style style:name="P20" style:family="paragraph">
      <loext:graphic-properties draw:fill="none"/>
      <style:paragraph-properties fo:text-align="center"/>
      <style:text-properties fo:color="#666666" fo:font-size="7pt" style:font-size-asian="7pt" style:font-size-complex="7pt"/>
    </style:style>
    <style:style style:name="P21" style:family="paragraph">
      <loext:graphic-properties draw:fill-color="#ffffff"/>
    </style:style>
    <style:style style:name="T1" style:family="text">
      <style:text-properties fo:color="#ffffff" fo:font-size="16pt"/>
    </style:style>
    <style:style style:name="T2" style:family="text">
      <style:text-properties fo:color="#ffffff" style:font-name="Liberation Sans1" fo:font-size="10pt" style:font-name-asian="Liberation Sans1" style:font-size-asian="10pt" style:font-name-complex="Liberation Sans1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6pt"/>
    </style:style>
    <style:style style:name="T7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ffffff" fo:font-size="14pt" style:font-size-asian="14pt" style:font-size-complex="14pt"/>
    </style:style>
    <style:style style:name="T9" style:family="text">
      <style:text-properties fo:color="#ffffff" fo:font-size="12pt" style:font-size-asian="12pt" style:font-size-complex="12pt"/>
    </style:style>
    <style:style style:name="T10" style:family="text">
      <style:text-properties fo:color="#ffffff" style:font-name="Symbola" fo:font-size="12pt" style:font-name-asian="Symbola" style:font-size-asian="12pt" style:font-name-complex="Symbola" style:font-size-complex="12pt"/>
    </style:style>
    <style:style style:name="T11" style:family="text">
      <style:text-properties fo:color="#ffffff" style:font-name="Liberation Sans" fo:font-size="12pt" style:font-name-asian="Symbola" style:font-size-asian="12pt" style:font-name-complex="Symbola" style:font-size-complex="12pt"/>
    </style:style>
    <style:style style:name="T12" style:family="text">
      <style:text-properties fo:color="#ffffff" style:font-name="Symbola" fo:font-size="10pt" style:font-name-asian="Symbola" style:font-size-asian="10pt" style:font-name-complex="Symbola" style:font-size-complex="10pt"/>
    </style:style>
    <style:style style:name="T13" style:family="text">
      <style:text-properties fo:color="#ffffff" style:font-name="Liberation Sans" fo:font-size="10pt" style:font-name-asian="Symbola" style:font-size-asian="10pt" style:font-name-complex="Symbola" style:font-size-complex="10pt"/>
    </style:style>
    <style:style style:name="T14" style:family="text">
      <style:text-properties fo:color="#ffffff" style:text-position="-33% 58%" style:font-name="Liberation Sans" fo:font-size="10pt" style:font-name-asian="Liberation Sans1" style:font-size-asian="10pt" style:font-name-complex="Liberation Sans1" style:font-size-complex="10pt"/>
    </style:style>
    <style:style style:name="T15" style:family="text">
      <style:text-properties fo:font-variant="normal" fo:text-transform="none" fo:color="#000000" style:text-outline="false" style:text-line-through-style="none" style:text-line-through-type="none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-33% 58%" fo:font-size="13pt" fo:font-style="normal" fo:text-shadow="none" style:text-underline-style="none" style:letter-kerning="true" style:font-size-asian="13pt" style:font-style-asian="normal" style:font-size-complex="13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fo:font-size="13pt" fo:font-style="normal" fo:text-shadow="none" style:text-underline-style="none" style:letter-kerning="true" style:font-size-asian="13pt" style:font-style-asian="normal" style:font-size-complex="13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1" fo:font-size="13pt" fo:font-style="normal" fo:text-shadow="none" style:text-underline-style="none" style:letter-kerning="true" style:font-name-asian="Liberation Sans1" style:font-size-asian="13pt" style:font-style-asian="normal" style:font-name-complex="Liberation Sans1" style:font-size-complex="13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" fo:font-size="13pt" fo:font-style="normal" fo:text-shadow="none" style:text-underline-style="none" style:letter-kerning="true" style:font-name-asian="Noto Sans CJK SC Regular" style:font-size-asian="13pt" style:font-style-asian="normal" style:font-name-complex="FreeSans" style:font-size-complex="13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 Regular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Symbola" fo:font-size="13pt" fo:font-style="normal" fo:text-shadow="none" style:text-underline-style="none" fo:font-weight="bold" style:letter-kerning="true" style:font-name-asian="Symbola" style:font-size-asian="13pt" style:font-style-asian="normal" style:font-weight-asian="bold" style:font-name-complex="Symbola" style:font-size-complex="13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position="-33% 58%" fo:font-size="13pt" style:font-size-asian="13pt" style:font-size-complex="13pt"/>
    </style:style>
    <style:style style:name="T25" style:family="text">
      <style:text-properties fo:color="#000000" fo:font-size="13pt" style:font-size-asian="13pt" style:font-size-complex="13pt"/>
    </style:style>
    <style:style style:name="T26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27" style:family="text">
      <style:text-properties fo:color="#000000" style:text-position="-33% 58%" fo:font-size="13pt" fo:font-weight="normal" style:font-size-asian="13pt" style:font-weight-asian="normal" style:font-size-complex="13pt" style:font-weight-complex="normal"/>
    </style:style>
    <style:style style:name="T28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29" style:family="text">
      <style:text-properties fo:color="#000000" style:font-name="Liberation Sans1" fo:font-size="13pt" fo:font-weight="normal" style:font-name-asian="Liberation Sans1" style:font-size-asian="13pt" style:font-weight-asian="normal" style:font-name-complex="Liberation Sans1" style:font-size-complex="13pt" style:font-weight-complex="normal"/>
    </style:style>
    <style:style style:name="T30" style:family="text">
      <style:text-properties fo:color="#666666" fo:font-size="10pt" style:font-size-asian="10pt" style:font-size-complex="10pt"/>
    </style:style>
    <style:style style:name="T31" style:family="text">
      <style:text-properties fo:color="#000000" style:text-position="0% 100%" fo:font-size="13pt" style:font-size-asian="13pt" style:font-size-complex="13pt"/>
    </style:style>
    <style:style style:name="T32" style:family="text">
      <style:text-properties fo:color="#000000" style:text-position="-33% 58%" style:font-name="Liberation Sans" fo:font-size="13pt" style:font-name-asian="Liberation Sans1" style:font-size-asian="13pt" style:font-name-complex="Liberation Sans1" style:font-size-complex="13pt"/>
    </style:style>
    <style:style style:name="T33" style:family="text">
      <style:text-properties fo:color="#000000" style:font-name="Liberation Sans1" fo:font-size="13pt" style:font-name-asian="Liberation Sans1" style:font-size-asian="13pt" style:font-name-complex="Liberation Sans1" style:font-size-complex="13pt"/>
    </style:style>
    <style:style style:name="T34" style:family="text">
      <style:text-properties fo:font-variant="normal" fo:text-transform="none" fo:color="#000000" style:text-outline="false" style:text-line-through-style="none" style:text-line-through-type="none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Liberation Sans1" style:font-size-asian="13pt" style:font-style-asian="normal" style:font-weight-asian="normal" style:font-name-complex="Liberation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fo:font-size="7pt" style:font-size-asian="7pt" style:font-size-complex="7pt"/>
    </style:style>
    <style:style style:name="T37" style:family="text">
      <style:text-properties fo:color="#ffffff" style:font-name="Symbola" fo:font-size="7pt" style:font-name-asian="Symbola" style:font-size-asian="7pt" style:font-name-complex="Symbola" style:font-size-complex="7pt"/>
    </style:style>
    <style:style style:name="T38" style:family="text">
      <style:text-properties fo:color="#ffffff" style:text-position="-33% 58%" style:font-name="Symbola" fo:font-size="7pt" style:font-name-asian="Symbola" style:font-size-asian="7pt" style:font-name-complex="Symbola" style:font-size-complex="7pt"/>
    </style:style>
    <style:style style:name="T39" style:family="text">
      <style:text-properties fo:color="#666666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onnector draw:style-name="gr1" draw:text-style-name="P1" draw:layer="layout" draw:type="lines" draw:line-skew="4.673cm 0.118cm" svg:x1="19.271cm" svg:y1="9.752cm" svg:x2="23.845cm" svg:y2="5.538cm" draw:start-shape="id1" draw:start-glue-point="1" draw:end-shape="id2" draw:end-glue-point="1" svg:d="M19271 9752h5210v-4214h-636" svg:viewBox="0 0 5211 4215">
          <text:p/>
        </draw:connector>
        <draw:custom-shape draw:style-name="gr2" draw:text-style-name="P3" xml:id="id8" draw:id="id8" draw:layer="layout" svg:width="3.174cm" svg:height="1.42cm" svg:x="1.04cm" svg:y="15.173cm">
          <text:p text:style-name="P2"><text:span text:style-name="T1">fac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9" draw:id="id9" draw:layer="layout" svg:width="3.175cm" svg:height="1.42cm" svg:x="5.772cm" svg:y="15.173cm">
          <text:p text:style-name="P2"><text:span text:style-name="T1">cellB</text:span></text:p>
          <text:p text:style-name="P2"><text:span text:style-name="T2">=avg_2(faceB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1" draw:id="id11" draw:layer="layout" svg:width="3.174cm" svg:height="1.42cm" svg:x="16.097cm" svg:y="15.173cm">
          <text:p text:style-name="P2"><text:span text:style-name="T1">nodeB</text:span></text:p>
          <text:p text:style-name="P2"><text:span text:style-name="T3">=avg_8(cellB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174cm" svg:height="1.418cm" svg:x="1.04cm" svg:y="3.724cm">
          <text:p text:style-name="P2"><text:span text:style-name="T1">cellJ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7" draw:id="id17" draw:layer="layout" svg:width="3.174cm" svg:height="1.419cm" svg:x="1.04cm" svg:y="6.233cm">
          <text:p text:style-name="P2"><text:span text:style-name="T1">cellRhoQ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8" draw:id="id18" draw:layer="layout" svg:width="3.174cm" svg:height="1.418cm" svg:x="16.097cm" svg:y="3.724cm">
          <text:p text:style-name="P2"><text:span text:style-name="T1">nodeJi</text:span></text:p>
          <text:p text:style-name="P2"><text:span text:style-name="T3">=avg_8(cellJi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6" draw:id="id6" draw:layer="layout" svg:width="3.174cm" svg:height="1.419cm" svg:x="16.097cm" svg:y="6.233cm">
          <text:p text:style-name="P2"><text:span text:style-name="T1">nodeRhoQi</text:span></text:p>
          <text:p text:style-name="P2"><text:span text:style-name="T3">=avg_8(cellRhoQi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4" draw:id="id14" draw:layer="layout" svg:width="3.175cm" svg:height="1.42cm" svg:x="16.097cm" svg:y="11.051cm">
          <text:p text:style-name="P2"><text:span text:style-name="T1">nodeJ</text:span></text:p>
          <text:p text:style-name="P2"><text:span text:style-name="T3">=avg_2(edgeJ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5" draw:id="id15" draw:layer="layout" svg:width="3.174cm" svg:height="1.42cm" svg:x="25.442cm" svg:y="11.051cm">
          <text:p text:style-name="P2"><text:span text:style-name="T1">cellJ</text:span></text:p>
          <text:p text:style-name="P2"><text:span text:style-name="T3">=avg_8(nodeJ)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9" draw:id="id19" draw:layer="layout" svg:width="3.174cm" svg:height="1.42cm" svg:x="25.442cm" svg:y="8.008cm">
          <text:p text:style-name="P2"><text:span text:style-name="T1">cel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25" draw:id="id25" draw:layer="layout" svg:width="3.173cm" svg:height="1.42cm" svg:x="21.14cm" svg:y="6.232cm">
          <text:p text:style-name="P2"><text:span text:style-name="T1">node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23" draw:id="id23" draw:layer="layout" svg:width="3.174cm" svg:height="1.42cm" svg:x="25.442cm" svg:y="13.295cm">
          <text:p text:style-name="P2"><text:span text:style-name="T1">node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3.174cm" svg:height="1.418cm" svg:x="10.9cm" svg:y="3.724cm">
          <text:p text:style-name="P2"><text:span text:style-name="T1">cellJi</text:span></text:p>
          <text:p text:style-name="P2"><text:span text:style-name="T3">+ghost cel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" draw:id="id3" draw:layer="layout" svg:width="3.174cm" svg:height="1.419cm" svg:x="10.9cm" svg:y="6.233cm">
          <text:p text:style-name="P2"><text:span text:style-name="T1">cellRhoQi</text:span></text:p>
          <text:p text:style-name="P2"><text:span text:style-name="T3">+ghost cel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0" draw:id="id10" draw:layer="layout" svg:width="3.175cm" svg:height="1.42cm" svg:x="10.9cm" svg:y="15.173cm">
          <text:p text:style-name="P2"><text:span text:style-name="T1">cellB</text:span></text:p>
          <text:p text:style-name="P2"><text:span text:style-name="T3">+ghost cells&amp;IM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2" draw:id="id12" draw:layer="layout" svg:width="3.174cm" svg:height="1.42cm" svg:x="5.621cm" svg:y="11.051cm">
          <text:p text:style-name="P2"><text:span text:style-name="T1">faceB</text:span></text:p>
          <text:p text:style-name="P2"><text:span text:style-name="T3">+ghost cells&amp;IM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lines" draw:line-skew="0.596cm" svg:x1="12.487cm" svg:y1="7.652cm" svg:x2="24.67cm" svg:y2="8.784cm" draw:start-shape="id3" draw:start-glue-point="2" draw:end-shape="id4" draw:end-glue-point="0" svg:d="M12487 7652v1132h11665 518" svg:viewBox="0 0 12184 1133">
          <text:p/>
        </draw:connector>
        <draw:connector draw:style-name="gr12" draw:text-style-name="P6" draw:layer="layout" draw:type="lines" draw:line-skew="0cm -3.928cm" svg:x1="12.487cm" svg:y1="3.724cm" svg:x2="25.009cm" svg:y2="7.634cm" draw:start-shape="id5" draw:start-glue-point="0" draw:end-shape="id4" svg:d="M12487 3724v-536h12522v4446" svg:viewBox="0 0 12523 4447">
          <text:p/>
        </draw:connector>
        <draw:custom-shape draw:style-name="gr13" draw:text-style-name="P5" xml:id="id20" draw:id="id20" draw:layer="layout" svg:width="3.174cm" svg:height="1.419cm" svg:x="25.442cm" svg:y="1.158cm">
          <text:p text:style-name="P2"><text:span text:style-name="T1">cellUe</text:span></text:p>
          <text:p text:style-name="P2"><text:span text:style-name="T3">+ghost cel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lines" draw:line-skew="0cm 0.126cm" svg:x1="19.271cm" svg:y1="6.942cm" svg:x2="20.339cm" svg:y2="6.942cm" draw:start-shape="id6" draw:start-glue-point="1" draw:end-shape="id7" svg:d="M19271 6942h537 139 392" svg:viewBox="0 0 1069 1">
          <text:p/>
        </draw:connector>
        <draw:custom-shape draw:style-name="gr11" draw:text-style-name="P5" xml:id="id27" draw:id="id27" draw:layer="layout" svg:width="3.173cm" svg:height="1.42cm" svg:x="21.14cm" svg:y="15.173cm">
          <text:p text:style-name="P2"><text:span text:style-name="T1">nodeB</text:span></text:p>
          <text:p text:style-name="P2"><text:span text:style-name="T3">upwind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7" draw:layer="layout" draw:type="lines" svg:x1="4.214cm" svg:y1="15.883cm" svg:x2="5.772cm" svg:y2="15.883cm" draw:start-shape="id8" draw:start-glue-point="1" draw:end-shape="id9" draw:end-glue-point="3" svg:d="M4214 15883h537 484 537" svg:viewBox="0 0 1559 1">
          <text:p text:style-name="P2"><text:span text:style-name="T4"/></text:p>
          <text:p text:style-name="P2"><text:span text:style-name="T5"/></text:p>
          <text:p text:style-name="P2"><text:span text:style-name="T5">face2cell</text:span></text:p>
        </draw:connector>
        <draw:connector draw:style-name="gr1" draw:text-style-name="P1" draw:layer="layout" draw:type="lines" svg:x1="8.947cm" svg:y1="15.883cm" svg:x2="10.9cm" svg:y2="15.883cm" draw:start-shape="id9" draw:start-glue-point="1" draw:end-shape="id10" draw:end-glue-point="3" svg:d="M8947 15883h536 880 537" svg:viewBox="0 0 1954 1"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>Neumann</text:span></text:p>
          <text:p text:style-name="P2"><text:span text:style-name="T5">setIMF</text:span></text:p>
        </draw:connector>
        <draw:connector draw:style-name="gr14" draw:text-style-name="P1" draw:layer="layout" draw:type="lines" svg:x1="14.075cm" svg:y1="15.883cm" svg:x2="16.097cm" svg:y2="15.883cm" draw:start-shape="id10" draw:start-glue-point="1" draw:end-shape="id11" draw:end-glue-point="3" svg:d="M14075 15883h536 950 536" svg:viewBox="0 0 2023 1">
          <text:p text:style-name="P2"><text:span text:style-name="T5"/></text:p>
          <text:p text:style-name="P2"><text:span text:style-name="T5"/></text:p>
          <text:p text:style-name="P2"><text:span text:style-name="T5">cell2node</text:span></text:p>
        </draw:connector>
        <draw:connector draw:style-name="gr12" draw:text-style-name="P1" draw:layer="layout" draw:type="lines" svg:x1="8.795cm" svg:y1="11.761cm" svg:x2="10.1cm" svg:y2="11.763cm" draw:start-shape="id12" draw:start-glue-point="1" draw:end-shape="id13" draw:end-glue-point="0" svg:d="M8795 11761h537l250 2h518" svg:viewBox="0 0 1306 3">
          <text:p/>
        </draw:connector>
        <draw:connector draw:style-name="gr1" draw:text-style-name="P1" draw:layer="layout" draw:type="lines" svg:x1="19.272cm" svg:y1="11.761cm" svg:x2="25.442cm" svg:y2="11.761cm" draw:start-shape="id14" draw:start-glue-point="1" draw:end-shape="id15" draw:end-glue-point="3" svg:d="M19272 11761h536 5098 536" svg:viewBox="0 0 6171 1">
          <text:p text:style-name="P2"><text:span text:style-name="T5"/></text:p>
          <text:p text:style-name="P2"><text:span text:style-name="T5">node2cell</text:span></text:p>
        </draw:connector>
        <draw:connector draw:style-name="gr1" draw:text-style-name="P6" draw:layer="layout" draw:type="lines" svg:x1="4.214cm" svg:y1="4.433cm" svg:x2="10.9cm" svg:y2="4.433cm" draw:start-shape="id16" draw:start-glue-point="1" draw:end-shape="id5" draw:end-glue-point="3" svg:d="M4214 4433h537 5613 536" svg:viewBox="0 0 6687 1">
          <text:p text:style-name="P2"><text:span text:style-name="T6"/></text:p>
          <text:p text:style-name="P2"><text:span text:style-name="T5">Neumann</text:span></text:p>
        </draw:connector>
        <draw:connector draw:style-name="gr1" draw:text-style-name="P6" draw:layer="layout" draw:type="lines" svg:x1="4.214cm" svg:y1="6.942cm" svg:x2="10.9cm" svg:y2="6.942cm" draw:start-shape="id17" draw:start-glue-point="1" draw:end-shape="id3" draw:end-glue-point="3" svg:d="M4214 6942h537 5613 536" svg:viewBox="0 0 6687 1">
          <text:p text:style-name="P2"><text:span text:style-name="T6"/></text:p>
          <text:p text:style-name="P2"><text:span text:style-name="T5">Neumann</text:span></text:p>
        </draw:connector>
        <draw:connector draw:style-name="gr1" draw:text-style-name="P1" draw:layer="layout" draw:type="lines" svg:x1="14.074cm" svg:y1="4.433cm" svg:x2="16.097cm" svg:y2="4.433cm" draw:start-shape="id5" draw:end-shape="id18" draw:end-glue-point="3" svg:d="M14074 4433h537 950 536" svg:viewBox="0 0 2024 1">
          <text:p text:style-name="P2"><text:span text:style-name="T5"/></text:p>
          <text:p text:style-name="P2"><text:span text:style-name="T5"/></text:p>
          <text:p text:style-name="P2"><text:span text:style-name="T5">cell2node</text:span></text:p>
        </draw:connector>
        <draw:connector draw:style-name="gr1" draw:text-style-name="P1" draw:layer="layout" draw:type="lines" svg:x1="14.074cm" svg:y1="6.942cm" svg:x2="16.097cm" svg:y2="6.942cm" draw:start-shape="id3" draw:start-glue-point="1" draw:end-shape="id6" draw:end-glue-point="3" svg:d="M14074 6942h537 950 536" svg:viewBox="0 0 2024 1">
          <text:p text:style-name="P2"><text:span text:style-name="T5"/></text:p>
          <text:p text:style-name="P2"><text:span text:style-name="T5"/></text:p>
          <text:p text:style-name="P2"><text:span text:style-name="T5">cell2node</text:span></text:p>
        </draw:connector>
        <draw:connector draw:style-name="gr12" draw:text-style-name="P1" draw:layer="layout" draw:type="lines" svg:x1="27.029cm" svg:y1="8.008cm" svg:x2="27.029cm" svg:y2="2.577cm" draw:start-shape="id19" draw:start-glue-point="0" draw:end-shape="id20" svg:d="M27029 8008v-536-4359-536" svg:viewBox="0 0 1 5432">
          <text:p/>
        </draw:connector>
        <draw:connector draw:style-name="gr12" draw:text-style-name="P6" draw:layer="layout" draw:type="lines" draw:line-skew="0.094cm" svg:x1="12.487cm" svg:y1="16.593cm" svg:x2="20.683cm" svg:y2="16.706cm" draw:start-shape="id10" draw:start-glue-point="2" draw:end-shape="id21" draw:end-glue-point="3" svg:d="M12487 16593v631h8196v-518" svg:viewBox="0 0 8197 632">
          <text:p/>
        </draw:connector>
        <draw:g>
          <draw:custom-shape draw:style-name="gr6" draw:text-style-name="P8" draw:layer="layout" svg:width="3.174cm" svg:height="1.419cm" svg:x="8.754cm" svg:y="18.584cm">
            <text:p text:style-name="P2"><text:span text:style-name="T7">Primary</text:span></text:p>
            <text:p text:style-name="P2"><text:span text:style-name="T7">quantit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layer="layout" svg:width="3.174cm" svg:height="1.419cm" svg:x="13.176cm" svg:y="18.584cm">
            <text:p text:style-name="P2"><text:span text:style-name="T7">Interpolated</text:span></text:p>
            <text:p text:style-name="P2"><text:span text:style-name="T7">quantit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0" draw:layer="layout" svg:width="3.174cm" svg:height="1.419cm" svg:x="17.773cm" svg:y="18.584cm">
            <text:p text:style-name="P2"><text:span text:style-name="T8">Derived</text:span></text:p>
            <text:p text:style-name="P2"><text:span text:style-name="T8">quantit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5" draw:text-style-name="P6" draw:layer="layout" draw:type="lines" svg:x1="25.442cm" svg:y1="1.867cm" svg:x2="19.271cm" svg:y2="1.867cm" draw:start-shape="id20" draw:start-glue-point="3" draw:end-shape="id22" draw:end-glue-point="1" svg:d="M25442 1867h-536-5098-537" svg:viewBox="0 0 6172 1">
          <text:p/>
        </draw:connector>
        <draw:custom-shape draw:style-name="gr16" draw:text-style-name="P11" xml:id="id22" draw:id="id22" draw:layer="layout" svg:width="3.174cm" svg:height="1.419cm" svg:x="16.097cm" svg:y="1.158cm">
          <text:p text:style-name="P2"><text:span text:style-name="T8">Particle</text:span></text:p>
          <text:p text:style-name="P2"><text:span text:style-name="T8">propag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6" draw:layer="layout" draw:type="lines" draw:line-skew="2.559cm" svg:x1="27.029cm" svg:y1="14.715cm" svg:x2="4.214cm" svg:y2="17.869cm" draw:start-shape="id23" draw:start-glue-point="2" draw:end-shape="id24" draw:end-glue-point="1" svg:d="M27029 14715v3096l-22278 58h-537" svg:viewBox="0 0 22816 3155">
          <text:p/>
        </draw:connector>
        <draw:connector draw:style-name="gr15" draw:text-style-name="P6" draw:layer="layout" draw:type="lines" draw:line-skew="-0.325cm -6.55cm" svg:x1="8.795cm" svg:y1="11.761cm" svg:x2="16.097cm" svg:y2="1.867cm" draw:start-shape="id12" draw:start-glue-point="1" draw:end-shape="id22" svg:d="M8795 11761h212l4-9894h7086" svg:viewBox="0 0 7303 9895">
          <text:p/>
        </draw:connector>
        <draw:connector draw:style-name="gr17" draw:text-style-name="P6" draw:layer="layout" draw:type="curve" draw:line-skew="-0.278cm" svg:x1="4.214cm" svg:y1="15.883cm" svg:x2="5.621cm" svg:y2="11.761cm" draw:start-shape="id8" draw:start-glue-point="1" draw:end-shape="id12" draw:end-glue-point="3" svg:d="M4214 15883c639 0-64-4122 1407-4122" svg:viewBox="0 0 1408 4123">
          <text:p/>
        </draw:connector>
        <draw:connector draw:style-name="gr12" draw:text-style-name="P6" draw:layer="layout" draw:type="lines" draw:line-skew="0.062cm 0.114cm" svg:x1="27.029cm" svg:y1="11.051cm" svg:x2="25.009cm" svg:y2="9.934cm" draw:start-shape="id15" draw:start-glue-point="0" draw:end-shape="id4" draw:end-glue-point="3" svg:d="M27029 11051v-474l-2020-11v-632" svg:viewBox="0 0 2021 1118">
          <text:p/>
        </draw:connector>
        <draw:connector draw:style-name="gr12" draw:text-style-name="P6" draw:layer="layout" draw:type="lines" draw:line-skew="-0.555cm -3.459cm" svg:x1="22.726cm" svg:y1="7.652cm" svg:x2="20.683cm" svg:y2="15.061cm" draw:start-shape="id25" draw:start-glue-point="2" draw:end-shape="id21" draw:end-glue-point="1" svg:d="M22726 7652v-18l-2043 3450v3977" svg:viewBox="0 0 2044 7428">
          <text:p/>
        </draw:connector>
        <draw:frame draw:style-name="gr18" draw:text-style-name="P12" draw:layer="layout" svg:width="2.049cm" svg:height="0.645cm" draw:transform="rotate (1.5707963267949) translate (27.011cm 6.196cm)">
          <draw:text-box>
            <text:p text:style-name="P2"><text:span text:style-name="T5">Neumann</text:span></text:p>
          </draw:text-box>
        </draw:frame>
        <draw:frame draw:style-name="gr19" draw:text-style-name="P12" xml:id="id26" draw:id="id26" draw:layer="layout" svg:width="2.27cm" svg:height="0.679cm" draw:transform="rotate (1.5707963267949) translate (24.67cm 15.172cm)">
          <draw:text-box>
            <text:p text:style-name="P2"><text:span text:style-name="T5">calcNodeE</text:span></text:p>
          </draw:text-box>
        </draw:frame>
        <draw:frame draw:style-name="gr19" draw:text-style-name="P12" xml:id="id7" draw:id="id7" draw:layer="layout" svg:width="2.502cm" svg:height="0.679cm" draw:transform="rotate (1.5707963267949) translate (20.339cm 8.193cm)">
          <draw:text-box>
            <text:p text:style-name="P2"><text:span text:style-name="T5">calcNodeUe</text:span></text:p>
          </draw:text-box>
        </draw:frame>
        <draw:frame draw:style-name="gr19" draw:text-style-name="P12" xml:id="id4" draw:id="id4" draw:layer="layout" svg:width="2.3cm" svg:height="0.679cm" draw:transform="rotate (1.5707963267949) translate (24.67cm 9.934cm)">
          <draw:text-box>
            <text:p text:style-name="P2"><text:span text:style-name="T5">calcCellUe</text:span></text:p>
          </draw:text-box>
        </draw:frame>
        <draw:frame draw:style-name="gr20" draw:text-style-name="P6" xml:id="id13" draw:id="id13" draw:layer="layout" svg:width="2.179cm" svg:height="0.679cm" draw:transform="rotate (1.5707963267949) translate (10.1cm 12.852cm)">
          <draw:text-box>
            <text:p text:style-name="P2"><text:span text:style-name="T5">calcEdgeJ</text:span></text:p>
          </draw:text-box>
        </draw:frame>
        <draw:frame draw:style-name="gr21" draw:text-style-name="P6" xml:id="id21" draw:id="id21" draw:layer="layout" svg:width="1.645cm" svg:height="0.679cm" draw:transform="rotate (1.5707963267949) translate (20.344cm 16.706cm)">
          <draw:text-box>
            <text:p text:style-name="P2"><text:span text:style-name="T5">upwind</text:span></text:p>
          </draw:text-box>
        </draw:frame>
        <draw:connector draw:style-name="gr12" draw:text-style-name="P1" draw:layer="layout" draw:type="lines" draw:line-skew="0cm -0.755cm" svg:x1="19.271cm" svg:y1="4.433cm" svg:x2="20.678cm" svg:y2="5.691cm" draw:start-shape="id18" draw:start-glue-point="1" draw:end-shape="id7" draw:end-glue-point="1" svg:d="M19271 4433h537l870-15v1273" svg:viewBox="0 0 1408 1274">
          <text:p/>
        </draw:connector>
        <draw:connector draw:style-name="gr12" draw:text-style-name="P1" draw:layer="layout" draw:type="lines" draw:line-skew="-0.536cm 0.294cm" svg:x1="19.272cm" svg:y1="11.761cm" svg:x2="20.678cm" svg:y2="8.193cm" draw:start-shape="id14" draw:start-glue-point="1" draw:end-shape="id7" draw:end-glue-point="3" svg:d="M19272 11761l1406-2756v-812" svg:viewBox="0 0 1407 3569">
          <text:p/>
        </draw:connector>
        <draw:connector draw:style-name="gr12" draw:text-style-name="P1" draw:layer="layout" draw:type="lines" draw:line-skew="-0.536cm -0.31cm" svg:x1="19.272cm" svg:y1="11.761cm" svg:x2="24.67cm" svg:y2="14.037cm" draw:start-shape="id14" draw:start-glue-point="1" draw:end-shape="id26" draw:end-glue-point="0" svg:d="M19272 11761l4570 2276h828" svg:viewBox="0 0 5399 2277">
          <text:p/>
        </draw:connector>
        <draw:connector draw:style-name="gr12" draw:text-style-name="P1" draw:layer="layout" draw:type="lines" draw:line-skew="-0.537cm -1.3cm" svg:x1="22.726cm" svg:y1="7.652cm" svg:x2="25.009cm" svg:y2="12.902cm" draw:start-shape="id25" draw:start-glue-point="2" draw:end-shape="id26" draw:end-glue-point="1" svg:d="M22726 7652l2283 3432v1818" svg:viewBox="0 0 2284 5251">
          <text:p/>
        </draw:connector>
        <draw:connector draw:style-name="gr12" draw:text-style-name="P1" draw:layer="layout" draw:type="lines" draw:line-skew="0.16cm -0.438cm" svg:x1="24.313cm" svg:y1="15.883cm" svg:x2="25.009cm" svg:y2="15.172cm" draw:start-shape="id27" draw:end-shape="id26" draw:end-glue-point="3" svg:d="M24313 15883h696v-631-80" svg:viewBox="0 0 697 712">
          <text:p/>
        </draw:connector>
        <draw:custom-shape draw:style-name="gr16" draw:text-style-name="P13" xml:id="id24" draw:id="id24" draw:layer="layout" svg:width="3.174cm" svg:height="1.419cm" svg:x="1.04cm" svg:y="17.16cm">
          <text:p text:style-name="P2"><text:span text:style-name="T9">Advancing B:</text:span></text:p>
          <text:p text:style-name="P2"><text:span text:style-name="T9">d(faceB)/dt =</text:span></text:p>
          <text:p text:style-name="P2"><text:span text:style-name="T9">-</text:span><text:span text:style-name="T10">∇</text:span><text:span text:style-name="T2">×</text:span><text:span text:style-name="T11">(nodeE)</text:span><text:span text:style-name="T9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lines" svg:x1="2.627cm" svg:y1="17.16cm" svg:x2="2.627cm" svg:y2="16.593cm" draw:start-shape="id24" draw:start-glue-point="0" draw:end-shape="id8" draw:end-glue-point="2" svg:d="M2627 17160v-537 507-537" svg:viewBox="0 0 1 568">
          <text:p/>
        </draw:connector>
        <draw:frame draw:style-name="gr22" draw:text-style-name="P12" draw:layer="layout" svg:width="2.848cm" svg:height="1.039cm" draw:transform="rotate (1.37339958839434) translate (3.497cm 14.211cm)">
          <draw:text-box>
            <text:p text:style-name="P2"><text:span text:style-name="T5">Neumann</text:span></text:p>
            <text:p text:style-name="P2"><text:span text:style-name="T5">setIMFFaces</text:span></text:p>
          </draw:text-box>
        </draw:frame>
        <draw:custom-shape draw:style-name="gr23" draw:text-style-name="P5" xml:id="id28" draw:id="id28" draw:layer="layout" svg:width="3.175cm" svg:height="1.42cm" svg:x="10.9cm" svg:y="11.052cm">
          <text:p text:style-name="P2"><text:span text:style-name="T1">edgeJ</text:span></text:p>
          <text:p text:style-name="P2"><text:span text:style-name="T3">=</text:span><text:span text:style-name="T12">∇</text:span><text:span text:style-name="T2">×</text:span><text:span text:style-name="T13">(faceB)/</text:span><text:span text:style-name="T2">μ</text:span><text:span text:style-name="T14">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14.075cm" svg:y1="11.762cm" svg:x2="16.097cm" svg:y2="11.761cm" draw:start-shape="id28" draw:start-glue-point="1" draw:end-shape="id14" draw:end-glue-point="3" svg:d="M14075 11762h536l949-1h537" svg:viewBox="0 0 2023 2">
          <text:p text:style-name="P2"><text:span text:style-name="T5"/></text:p>
          <text:p text:style-name="P2"><text:span text:style-name="T5"/></text:p>
          <text:p text:style-name="P2"><text:span text:style-name="T5">edge2node</text:span></text:p>
        </draw:connector>
        <draw:frame draw:style-name="gr24" draw:text-style-name="P7" draw:layer="layout" svg:width="6.631cm" svg:height="1.199cm" svg:x="2.113cm" svg:y="18.787cm">
          <draw:text-box>
            <text:p text:style-name="P2"><text:span text:style-name="T4">Neumann = Copy boundary conditions (zero-gradient)</text:span></text:p>
          </draw:text-box>
        </draw:frame>
        <draw:frame draw:style-name="gr25" draw:text-style-name="P15" draw:layer="layout" svg:width="13.441cm" svg:height="2.943cm" svg:x="1.014cm" svg:y="1.031cm">
          <draw:text-box>
            <text:p text:style-name="P14"><text:span text:style-name="T15">F</text:span><text:span text:style-name="T16">Lorentz</text:span><text:span text:style-name="T17">(</text:span><text:span text:style-name="T15">r</text:span><text:span text:style-name="T16">i</text:span><text:span text:style-name="T17">)</text:span><text:span text:style-name="T17"><text:tab/></text:span><text:span text:style-name="T17">= q</text:span><text:span text:style-name="T16">i</text:span><text:span text:style-name="T17">( -</text:span><text:span text:style-name="T15">U</text:span><text:span text:style-name="T16">e</text:span><text:span text:style-name="T17">(</text:span><text:span text:style-name="T15">r</text:span><text:span text:style-name="T16">i</text:span><text:span text:style-name="T17">) </text:span><text:span text:style-name="T18">×</text:span><text:span text:style-name="T19"> </text:span><text:span text:style-name="T20">B</text:span><text:span text:style-name="T19">(</text:span><text:span text:style-name="T20">r</text:span><text:span text:style-name="T21">i</text:span><text:span text:style-name="T22">) + k</text:span><text:span text:style-name="T21">B</text:span><text:span text:style-name="T22">T</text:span><text:span text:style-name="T21">e</text:span><text:span text:style-name="T23">∇</text:span><text:span text:style-name="T22">(n</text:span><text:span text:style-name="T21">e</text:span><text:span text:style-name="T22">)/(q</text:span><text:span text:style-name="T21">e</text:span><text:span text:style-name="T22">n</text:span><text:span text:style-name="T24">e</text:span><text:span text:style-name="T25">) + </text:span><text:span text:style-name="T26">v</text:span><text:span text:style-name="T27">i</text:span><text:span text:style-name="T28"> </text:span><text:span text:style-name="T29">×</text:span><text:span text:style-name="T28"> </text:span><text:span text:style-name="T26">B</text:span><text:span text:style-name="T25">(</text:span><text:span text:style-name="T26">r</text:span><text:span text:style-name="T24">i</text:span><text:span text:style-name="T25">) )</text:span></text:p>
            <text:p text:style-name="P14"><text:span text:style-name="T26">U</text:span><text:span text:style-name="T24">e</text:span><text:span text:style-name="T25">(</text:span><text:span text:style-name="T26">r</text:span><text:span text:style-name="T24">i</text:span><text:span text:style-name="T25">)</text:span><text:span text:style-name="T25"><text:tab/></text:span><text:span text:style-name="T25"><text:tab/></text:span><text:span text:style-name="T25">= NGP(cellUe)</text:span></text:p>
            <text:p text:style-name="P14"><text:span text:style-name="T26">E</text:span><text:span text:style-name="T24">p</text:span><text:span text:style-name="T25">(</text:span><text:span text:style-name="T26">r</text:span><text:span text:style-name="T24">i</text:span><text:span text:style-name="T25">)</text:span><text:span text:style-name="T25"><text:tab/></text:span><text:span text:style-name="T25"><text:tab/></text:span><text:span text:style-name="T25"><text:tab/></text:span><text:span text:style-name="T25">= NGP(cellEp)</text:span></text:p>
            <text:p text:style-name="P14"><text:span text:style-name="T26">B</text:span><text:span text:style-name="T28">(</text:span><text:span text:style-name="T26">r</text:span><text:span text:style-name="T27">i</text:span><text:span text:style-name="T25">)</text:span><text:span text:style-name="T25"><text:tab/></text:span><text:span text:style-name="T25"><text:tab/></text:span><text:span text:style-name="T25"><text:tab/></text:span><text:span text:style-name="T25">= linear_intpol(faceB)</text:span></text:p>
          </draw:text-box>
        </draw:frame>
        <draw:custom-shape draw:style-name="gr26" draw:text-style-name="P16" draw:layer="layout" svg:width="6.356cm" svg:height="3.557cm" svg:x="9.701cm" svg:y="10.498cm">
          <text:p text:style-name="P2"><text:span text:style-name="T30"/></text:p>
          <text:p text:style-name="P2"><text:span text:style-name="T30"/></text:p>
          <text:p text:style-name="P2"><text:span text:style-name="T30"/></text:p>
          <text:p text:style-name="P2"><text:span text:style-name="T30"/></text:p>
          <text:p text:style-name="P2"><text:span text:style-name="T30"/></text:p>
          <text:p text:style-name="P2"><text:span text:style-name="T30"/></text:p>
          <text:p text:style-name="P2"><text:span text:style-name="T30"/></text:p>
          <text:p text:style-name="P2"><text:span text:style-name="T30">done directly in calcNodeJ, not</text:span></text:p>
          <text:p text:style-name="P2"><text:span text:style-name="T30">implemented as a separate st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5" draw:layer="layout" svg:width="4.817cm" svg:height="1.495cm" svg:x="23.618cm" svg:y="18.064cm">
          <draw:text-box>
            <text:p text:style-name="P14"><text:span text:style-name="T26">U</text:span><text:span text:style-name="T24">e</text:span><text:span text:style-name="T31"><text:tab/></text:span><text:span text:style-name="T31"><text:tab/></text:span><text:span text:style-name="T25">=</text:span><text:span text:style-name="T25"><text:tab/></text:span><text:span text:style-name="T25">-(</text:span><text:span text:style-name="T26">J</text:span><text:span text:style-name="T25"> - </text:span><text:span text:style-name="T26">J</text:span><text:span text:style-name="T32">ion</text:span><text:span text:style-name="T25">)/</text:span><text:span text:style-name="T33">ρ</text:span><text:span text:style-name="T32">q,ion</text:span></text:p>
            <text:p text:style-name="P14"><text:span text:style-name="T15">E</text:span><text:span text:style-name="T17"><text:tab/></text:span><text:span text:style-name="T17"><text:tab/></text:span><text:span text:style-name="T17">=</text:span><text:span text:style-name="T17"><text:tab/></text:span><text:span text:style-name="T17">-</text:span><text:span text:style-name="T15">U</text:span><text:span text:style-name="T16">e</text:span><text:span text:style-name="T17"> </text:span><text:span text:style-name="T18">×</text:span><text:span text:style-name="T17"> </text:span><text:span text:style-name="T15">B </text:span><text:span text:style-name="T34">+ </text:span><text:span text:style-name="T35">η</text:span><text:span text:style-name="T20">J</text:span></text:p>
          </draw:text-box>
        </draw:frame>
        <draw:custom-shape draw:style-name="gr8" draw:text-style-name="P4" xml:id="id1" draw:id="id1" draw:layer="layout" svg:width="3.174cm" svg:height="1.419cm" svg:x="16.097cm" svg:y="9.043cm">
          <text:p text:style-name="P2"><text:span text:style-name="T1">faceRhoQi</text:span></text:p>
          <text:p text:style-name="P2"><text:span text:style-name="T3">=avg_4(nodeRhoQi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" xml:id="id29" draw:id="id29" draw:layer="layout" svg:width="3.175cm" svg:height="1.42cm" svg:x="21.15cm" svg:y="3.662cm">
          <text:p text:style-name="P2"><text:span text:style-name="T1">cellEp</text:span></text:p>
          <text:p text:style-name="P2"><text:span text:style-name="T36">=</text:span><text:span text:style-name="T37">∇(faceNe)/(q</text:span><text:span text:style-name="T38">e</text:span><text:span text:style-name="T37">*cellN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17.684cm" svg:y1="7.652cm" svg:x2="17.684cm" svg:y2="9.043cm" draw:start-shape="id6" draw:start-glue-point="2" draw:end-shape="id1" draw:end-glue-point="0" svg:d="M17684 7652v536 318 537" svg:viewBox="0 0 1 1392">
          <text:p text:style-name="P2"><text:span text:style-name="T5"/></text:p>
        </draw:connector>
        <draw:frame draw:style-name="gr28" draw:text-style-name="P18" draw:layer="layout" svg:width="2.254cm" svg:height="0.645cm" svg:x="17.553cm" svg:y="7.904cm">
          <draw:text-box>
            <text:p text:style-name="P17"><text:span text:style-name="T5">node2face</text:span></text:p>
          </draw:text-box>
        </draw:frame>
        <draw:custom-shape draw:style-name="gr29" draw:text-style-name="P20" draw:layer="layout" svg:width="3.676cm" svg:height="2.985cm" svg:x="15.959cm" svg:y="7.904cm">
          <text:p text:style-name="P19"><text:span text:style-name="T39"/></text:p>
          <text:p text:style-name="P19"><text:span text:style-name="T39"/></text:p>
          <text:p text:style-name="P19"><text:span text:style-name="T39"/></text:p>
          <text:p text:style-name="P19"><text:span text:style-name="T39"/></text:p>
          <text:p text:style-name="P19"><text:span text:style-name="T39"/></text:p>
          <text:p text:style-name="P19"><text:span text:style-name="T39"/></text:p>
          <text:p text:style-name="P19"><text:span text:style-name="T39"/></text:p>
          <text:p text:style-name="P19"><text:span text:style-name="T39"/></text:p>
          <text:p text:style-name="P19"><text:span text:style-name="T39"/></text:p>
          <text:p text:style-name="P19"><text:span text:style-name="T39">done directly in calcCell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2" xml:id="id2" draw:id="id2" draw:layer="layout" svg:width="2.215cm" svg:height="0.679cm" svg:x="21.63cm" svg:y="5.199cm">
          <draw:text-box>
            <text:p text:style-name="P2"><text:span text:style-name="T5">calcCellEp</text:span></text:p>
          </draw:text-box>
        </draw:frame>
        <draw:connector draw:style-name="gr15" draw:text-style-name="P6" draw:layer="layout" draw:type="lines" draw:line-skew="-0.146cm -0.106cm" svg:x1="22.737cm" svg:y1="3.662cm" svg:x2="17.684cm" svg:y2="2.577cm" draw:start-shape="id29" draw:start-glue-point="0" draw:end-shape="id22" draw:end-glue-point="2" svg:d="M22737 3662v-682l-5053 27v-430" svg:viewBox="0 0 5054 1086">
          <text:p/>
        </draw:connector>
        <draw:connector draw:style-name="gr1" draw:text-style-name="P1" draw:layer="layout" draw:type="lines" draw:line-skew="-0.126cm" svg:x1="12.487cm" svg:y1="6.233cm" svg:x2="21.63cm" svg:y2="5.538cm" draw:start-shape="id3" draw:start-glue-point="0" draw:end-shape="id2" svg:d="M12487 6233v-663l8625-32h518" svg:viewBox="0 0 9144 696">
          <text:p/>
        </draw:connector>
        <presentation:notes draw:style-name="dp2">
          <draw:page-thumbnail draw:style-name="gr30" draw:layer="layout" svg:width="14.848cm" svg:height="11.136cm" svg:x="3.075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4:50:32.646415284</meta:creation-date>
    <dc:date>2020-12-08T12:24:54.619903449</dc:date>
    <meta:editing-duration>PT5H33M1S</meta:editing-duration>
    <meta:editing-cycles>221</meta:editing-cycles>
    <meta:generator>LibreOffice/6.0.7.3$Linux_X86_64 LibreOffice_project/00m0$Build-3</meta:generator>
    <meta:document-statistic meta:object-count="95"/>
  </office:meta>
</office:document-meta>
</file>